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AwareConfiguration.setImportMetadata( AnnotationMetadata import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AwareConfiguration.setEnvironm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